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75" table:style-name="ta1">
        <table:shapes>
          <draw:frame draw:z-index="0" draw:style-name="gr1" draw:text-style-name="P1" svg:width="159.99mm" svg:height="89.99mm" svg:x="123.01mm" svg:y="1mm">
            <loext:p draw:notify-on-update-of-ranges="test275.G1:test275.G1 test275.G2:test275.G160 test275.C1:test275.C1 test275.C2:test275.C160 test275.G1:test275.G1 test275.G2:test275.G160 test275.D1:test275.D1 test275.D2:test275.D1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9.35mm">
            <loext:p draw:notify-on-update-of-ranges="test275.F1:test275.F1 test275.F2:test275.F1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99.35mm">
            <loext:p draw:notify-on-update-of-ranges="test275.G1:test275.G1 test275.G2:test275.G1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0.01mm">
            <loext:p draw:notify-on-update-of-ranges="test275.C1:test275.C1 test275.C2:test275.C160 test275.D1:test275.D1 test275.D2:test275.D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27</text:p>
          </table:table-cell>
          <table:table-cell office:value-type="float" office:value="0.015945" calcext:value-type="float">
            <text:p>0.01594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28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29</text:p>
          </table:table-cell>
          <table:table-cell office:value-type="float" office:value="0.021289" calcext:value-type="float">
            <text:p>0.02128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0</text:p>
          </table:table-cell>
          <table:table-cell office:value-type="float" office:value="0.035086" calcext:value-type="float">
            <text:p>0.03508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91" calcext:value-type="float">
            <text:p>329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1</text:p>
          </table:table-cell>
          <table:table-cell office:value-type="float" office:value="0.032246" calcext:value-type="float">
            <text:p>0.03224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427" calcext:value-type="float">
            <text:p>342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2</text:p>
          </table:table-cell>
          <table:table-cell office:value-type="float" office:value="0.010184" calcext:value-type="float">
            <text:p>0.01018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3</text:p>
          </table:table-cell>
          <table:table-cell office:value-type="float" office:value="0.020784" calcext:value-type="float">
            <text:p>0.02078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76" calcext:value-type="float">
            <text:p>307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4</text:p>
          </table:table-cell>
          <table:table-cell office:value-type="float" office:value="0.011096" calcext:value-type="float">
            <text:p>0.01109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389" calcext:value-type="float">
            <text:p>33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5</text:p>
          </table:table-cell>
          <table:table-cell office:value-type="float" office:value="0.012099" calcext:value-type="float">
            <text:p>0.01209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152" calcext:value-type="float">
            <text:p>315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6</text:p>
          </table:table-cell>
          <table:table-cell office:value-type="float" office:value="0.032089" calcext:value-type="float">
            <text:p>0.032089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7</text:p>
          </table:table-cell>
          <table:table-cell office:value-type="float" office:value="0.013586" calcext:value-type="float">
            <text:p>0.01358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8</text:p>
          </table:table-cell>
          <table:table-cell office:value-type="float" office:value="0.019706" calcext:value-type="float">
            <text:p>0.01970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39</text:p>
          </table:table-cell>
          <table:table-cell office:value-type="float" office:value="0.021257" calcext:value-type="float">
            <text:p>0.02125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0</text:p>
          </table:table-cell>
          <table:table-cell office:value-type="float" office:value="0.020547" calcext:value-type="float">
            <text:p>0.020547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1</text:p>
          </table:table-cell>
          <table:table-cell office:value-type="float" office:value="0.017535" calcext:value-type="float">
            <text:p>0.01753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2</text:p>
          </table:table-cell>
          <table:table-cell office:value-type="float" office:value="0.030321" calcext:value-type="float">
            <text:p>0.03032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3</text:p>
          </table:table-cell>
          <table:table-cell office:value-type="float" office:value="0.054125" calcext:value-type="float">
            <text:p>0.05412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4</text:p>
          </table:table-cell>
          <table:table-cell office:value-type="float" office:value="0.02948" calcext:value-type="float">
            <text:p>0.0294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5</text:p>
          </table:table-cell>
          <table:table-cell office:value-type="float" office:value="0.021912" calcext:value-type="float">
            <text:p>0.02191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6</text:p>
          </table:table-cell>
          <table:table-cell office:value-type="float" office:value="0.030894" calcext:value-type="float">
            <text:p>0.03089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7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8</text:p>
          </table:table-cell>
          <table:table-cell office:value-type="float" office:value="0.043277" calcext:value-type="float">
            <text:p>0.04327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21" calcext:value-type="float">
            <text:p>282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49</text:p>
          </table:table-cell>
          <table:table-cell office:value-type="float" office:value="0.022592" calcext:value-type="float">
            <text:p>0.02259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0</text:p>
          </table:table-cell>
          <table:table-cell office:value-type="float" office:value="0.04958" calcext:value-type="float">
            <text:p>0.0495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1</text:p>
          </table:table-cell>
          <table:table-cell office:value-type="float" office:value="0.033415" calcext:value-type="float">
            <text:p>0.03341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62" calcext:value-type="float">
            <text:p>32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2</text:p>
          </table:table-cell>
          <table:table-cell office:value-type="float" office:value="0.030265" calcext:value-type="float">
            <text:p>0.03026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3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4</text:p>
          </table:table-cell>
          <table:table-cell office:value-type="float" office:value="0.072862" calcext:value-type="float">
            <text:p>0.07286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5</text:p>
          </table:table-cell>
          <table:table-cell office:value-type="float" office:value="0.039168" calcext:value-type="float">
            <text:p>0.03916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6</text:p>
          </table:table-cell>
          <table:table-cell office:value-type="float" office:value="0.074577" calcext:value-type="float">
            <text:p>0.07457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7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8</text:p>
          </table:table-cell>
          <table:table-cell office:value-type="float" office:value="0.02582" calcext:value-type="float">
            <text:p>0.02582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1:59</text:p>
          </table:table-cell>
          <table:table-cell office:value-type="float" office:value="0.035571" calcext:value-type="float">
            <text:p>0.03557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660" calcext:value-type="float">
            <text:p>366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0</text:p>
          </table:table-cell>
          <table:table-cell office:value-type="float" office:value="0.027191" calcext:value-type="float">
            <text:p>0.027191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548" calcext:value-type="float">
            <text:p>35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1</text:p>
          </table:table-cell>
          <table:table-cell office:value-type="float" office:value="0.026127" calcext:value-type="float">
            <text:p>0.02612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2</text:p>
          </table:table-cell>
          <table:table-cell office:value-type="float" office:value="0.022701" calcext:value-type="float">
            <text:p>0.02270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3</text:p>
          </table:table-cell>
          <table:table-cell office:value-type="float" office:value="0.010833" calcext:value-type="float">
            <text:p>0.01083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302" calcext:value-type="float">
            <text:p>33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4</text:p>
          </table:table-cell>
          <table:table-cell office:value-type="float" office:value="0.024407" calcext:value-type="float">
            <text:p>0.02440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5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6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7</text:p>
          </table:table-cell>
          <table:table-cell office:value-type="float" office:value="0.012662" calcext:value-type="float">
            <text:p>0.01266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8</text:p>
          </table:table-cell>
          <table:table-cell office:value-type="float" office:value="0.014664" calcext:value-type="float">
            <text:p>0.01466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259" calcext:value-type="float">
            <text:p>32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09</text:p>
          </table:table-cell>
          <table:table-cell office:value-type="float" office:value="0.040736" calcext:value-type="float">
            <text:p>0.04073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0</text:p>
          </table:table-cell>
          <table:table-cell office:value-type="float" office:value="0.016718" calcext:value-type="float">
            <text:p>0.01671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1</text:p>
          </table:table-cell>
          <table:table-cell office:value-type="float" office:value="0.015352" calcext:value-type="float">
            <text:p>0.01535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2</text:p>
          </table:table-cell>
          <table:table-cell office:value-type="float" office:value="0.045228" calcext:value-type="float">
            <text:p>0.04522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3</text:p>
          </table:table-cell>
          <table:table-cell office:value-type="float" office:value="0.084033" calcext:value-type="float">
            <text:p>0.08403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4</text:p>
          </table:table-cell>
          <table:table-cell office:value-type="float" office:value="0.051959" calcext:value-type="float">
            <text:p>0.05195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97" calcext:value-type="float">
            <text:p>329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5</text:p>
          </table:table-cell>
          <table:table-cell office:value-type="float" office:value="0.033253" calcext:value-type="float">
            <text:p>0.033253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6</text:p>
          </table:table-cell>
          <table:table-cell office:value-type="float" office:value="0.013649" calcext:value-type="float">
            <text:p>0.0136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7</text:p>
          </table:table-cell>
          <table:table-cell office:value-type="float" office:value="0.021195" calcext:value-type="float">
            <text:p>0.02119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8</text:p>
          </table:table-cell>
          <table:table-cell office:value-type="float" office:value="0.033053" calcext:value-type="float">
            <text:p>0.03305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19</text:p>
          </table:table-cell>
          <table:table-cell office:value-type="float" office:value="0.032873" calcext:value-type="float">
            <text:p>0.03287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0</text:p>
          </table:table-cell>
          <table:table-cell office:value-type="float" office:value="0.019102" calcext:value-type="float">
            <text:p>0.01910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1</text:p>
          </table:table-cell>
          <table:table-cell office:value-type="float" office:value="0.017417" calcext:value-type="float">
            <text:p>0.01741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2</text:p>
          </table:table-cell>
          <table:table-cell office:value-type="float" office:value="0.031758" calcext:value-type="float">
            <text:p>0.03175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3</text:p>
          </table:table-cell>
          <table:table-cell office:value-type="float" office:value="0.014405" calcext:value-type="float">
            <text:p>0.0144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3090" calcext:value-type="float">
            <text:p>30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4</text:p>
          </table:table-cell>
          <table:table-cell office:value-type="float" office:value="0.017009" calcext:value-type="float">
            <text:p>0.01700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337" calcext:value-type="float">
            <text:p>333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5</text:p>
          </table:table-cell>
          <table:table-cell office:value-type="float" office:value="0.012401" calcext:value-type="float">
            <text:p>0.01240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6</text:p>
          </table:table-cell>
          <table:table-cell office:value-type="float" office:value="0.023816" calcext:value-type="float">
            <text:p>0.023816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3268" calcext:value-type="float">
            <text:p>32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7</text:p>
          </table:table-cell>
          <table:table-cell office:value-type="float" office:value="0.01429" calcext:value-type="float">
            <text:p>0.0142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8</text:p>
          </table:table-cell>
          <table:table-cell office:value-type="float" office:value="0.020246" calcext:value-type="float">
            <text:p>0.02024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29</text:p>
          </table:table-cell>
          <table:table-cell office:value-type="float" office:value="0.027518" calcext:value-type="float">
            <text:p>0.02751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0</text:p>
          </table:table-cell>
          <table:table-cell office:value-type="float" office:value="0.020112" calcext:value-type="float">
            <text:p>0.02011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357" calcext:value-type="float">
            <text:p>33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1</text:p>
          </table:table-cell>
          <table:table-cell office:value-type="float" office:value="0.045687" calcext:value-type="float">
            <text:p>0.04568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46" calcext:value-type="float">
            <text:p>32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2</text:p>
          </table:table-cell>
          <table:table-cell office:value-type="float" office:value="0.032474" calcext:value-type="float">
            <text:p>0.03247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3</text:p>
          </table:table-cell>
          <table:table-cell office:value-type="float" office:value="0.05061" calcext:value-type="float">
            <text:p>0.0506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4</text:p>
          </table:table-cell>
          <table:table-cell office:value-type="float" office:value="0.021092" calcext:value-type="float">
            <text:p>0.02109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977" calcext:value-type="float">
            <text:p>29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5</text:p>
          </table:table-cell>
          <table:table-cell office:value-type="float" office:value="0.014465" calcext:value-type="float">
            <text:p>0.01446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6</text:p>
          </table:table-cell>
          <table:table-cell office:value-type="float" office:value="0.011801" calcext:value-type="float">
            <text:p>0.0118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7</text:p>
          </table:table-cell>
          <table:table-cell office:value-type="float" office:value="0.016735" calcext:value-type="float">
            <text:p>0.01673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174" calcext:value-type="float">
            <text:p>31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8</text:p>
          </table:table-cell>
          <table:table-cell office:value-type="float" office:value="0.030808" calcext:value-type="float">
            <text:p>0.030808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39</text:p>
          </table:table-cell>
          <table:table-cell office:value-type="float" office:value="0.018746" calcext:value-type="float">
            <text:p>0.01874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32" calcext:value-type="float">
            <text:p>31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0</text:p>
          </table:table-cell>
          <table:table-cell office:value-type="float" office:value="0.028271" calcext:value-type="float">
            <text:p>0.02827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1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2</text:p>
          </table:table-cell>
          <table:table-cell office:value-type="float" office:value="0.017104" calcext:value-type="float">
            <text:p>0.01710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3</text:p>
          </table:table-cell>
          <table:table-cell office:value-type="float" office:value="0.020356" calcext:value-type="float">
            <text:p>0.02035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4</text:p>
          </table:table-cell>
          <table:table-cell office:value-type="float" office:value="0.013564" calcext:value-type="float">
            <text:p>0.01356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001" calcext:value-type="float">
            <text:p>30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5</text:p>
          </table:table-cell>
          <table:table-cell office:value-type="float" office:value="0.026443" calcext:value-type="float">
            <text:p>0.02644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6</text:p>
          </table:table-cell>
          <table:table-cell office:value-type="float" office:value="0.011462" calcext:value-type="float">
            <text:p>0.01146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7</text:p>
          </table:table-cell>
          <table:table-cell office:value-type="float" office:value="0.032328" calcext:value-type="float">
            <text:p>0.03232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8</text:p>
          </table:table-cell>
          <table:table-cell office:value-type="float" office:value="0.021492" calcext:value-type="float">
            <text:p>0.021492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125" calcext:value-type="float">
            <text:p>312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49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23" calcext:value-type="float">
            <text:p>30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0</text:p>
          </table:table-cell>
          <table:table-cell office:value-type="float" office:value="0.050939" calcext:value-type="float">
            <text:p>0.05093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1</text:p>
          </table:table-cell>
          <table:table-cell office:value-type="float" office:value="0.039239" calcext:value-type="float">
            <text:p>0.03923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2</text:p>
          </table:table-cell>
          <table:table-cell office:value-type="float" office:value="0.043174" calcext:value-type="float">
            <text:p>0.04317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97" calcext:value-type="float">
            <text:p>30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3</text:p>
          </table:table-cell>
          <table:table-cell office:value-type="float" office:value="0.021541" calcext:value-type="float">
            <text:p>0.02154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163" calcext:value-type="float">
            <text:p>31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4</text:p>
          </table:table-cell>
          <table:table-cell office:value-type="float" office:value="0.018231" calcext:value-type="float">
            <text:p>0.01823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5</text:p>
          </table:table-cell>
          <table:table-cell office:value-type="float" office:value="0.022575" calcext:value-type="float">
            <text:p>0.02257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6</text:p>
          </table:table-cell>
          <table:table-cell office:value-type="float" office:value="0.018161" calcext:value-type="float">
            <text:p>0.01816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18" calcext:value-type="float">
            <text:p>30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7</text:p>
          </table:table-cell>
          <table:table-cell office:value-type="float" office:value="0.035043" calcext:value-type="float">
            <text:p>0.03504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8</text:p>
          </table:table-cell>
          <table:table-cell office:value-type="float" office:value="0.03118" calcext:value-type="float">
            <text:p>0.0311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2:59</text:p>
          </table:table-cell>
          <table:table-cell office:value-type="float" office:value="0.029349" calcext:value-type="float">
            <text:p>0.02934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802" calcext:value-type="float">
            <text:p>28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0</text:p>
          </table:table-cell>
          <table:table-cell office:value-type="float" office:value="0.014115" calcext:value-type="float">
            <text:p>0.01411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201" calcext:value-type="float">
            <text:p>320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1</text:p>
          </table:table-cell>
          <table:table-cell office:value-type="float" office:value="0.018353" calcext:value-type="float">
            <text:p>0.01835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98" calcext:value-type="float">
            <text:p>32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2</text:p>
          </table:table-cell>
          <table:table-cell office:value-type="float" office:value="0.042573" calcext:value-type="float">
            <text:p>0.04257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3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4</text:p>
          </table:table-cell>
          <table:table-cell office:value-type="float" office:value="0.015867" calcext:value-type="float">
            <text:p>0.015867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753" calcext:value-type="float">
            <text:p>275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367" calcext:value-type="float">
            <text:p>33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6</text:p>
          </table:table-cell>
          <table:table-cell office:value-type="float" office:value="0.021511" calcext:value-type="float">
            <text:p>0.02151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7</text:p>
          </table:table-cell>
          <table:table-cell office:value-type="float" office:value="0.04296" calcext:value-type="float">
            <text:p>0.04296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8</text:p>
          </table:table-cell>
          <table:table-cell office:value-type="float" office:value="0.050623" calcext:value-type="float">
            <text:p>0.05062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09</text:p>
          </table:table-cell>
          <table:table-cell office:value-type="float" office:value="0.024138" calcext:value-type="float">
            <text:p>0.02413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0</text:p>
          </table:table-cell>
          <table:table-cell office:value-type="float" office:value="0.043757" calcext:value-type="float">
            <text:p>0.04375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1</text:p>
          </table:table-cell>
          <table:table-cell office:value-type="float" office:value="0.017375" calcext:value-type="float">
            <text:p>0.01737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2</text:p>
          </table:table-cell>
          <table:table-cell office:value-type="float" office:value="0.021693" calcext:value-type="float">
            <text:p>0.02169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3</text:p>
          </table:table-cell>
          <table:table-cell office:value-type="float" office:value="0.02813" calcext:value-type="float">
            <text:p>0.0281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99" calcext:value-type="float">
            <text:p>32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4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5</text:p>
          </table:table-cell>
          <table:table-cell office:value-type="float" office:value="0.026463" calcext:value-type="float">
            <text:p>0.02646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6</text:p>
          </table:table-cell>
          <table:table-cell office:value-type="float" office:value="0.027659" calcext:value-type="float">
            <text:p>0.02765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7</text:p>
          </table:table-cell>
          <table:table-cell office:value-type="float" office:value="0.018877" calcext:value-type="float">
            <text:p>0.01887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427" calcext:value-type="float">
            <text:p>34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8</text:p>
          </table:table-cell>
          <table:table-cell office:value-type="float" office:value="0.034916" calcext:value-type="float">
            <text:p>0.03491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893" calcext:value-type="float">
            <text:p>289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19</text:p>
          </table:table-cell>
          <table:table-cell office:value-type="float" office:value="0.013791" calcext:value-type="float">
            <text:p>0.01379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82" calcext:value-type="float">
            <text:p>298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0</text:p>
          </table:table-cell>
          <table:table-cell office:value-type="float" office:value="0.03503" calcext:value-type="float">
            <text:p>0.0350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1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097" calcext:value-type="float">
            <text:p>30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2</text:p>
          </table:table-cell>
          <table:table-cell office:value-type="float" office:value="0.018603" calcext:value-type="float">
            <text:p>0.01860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897" calcext:value-type="float">
            <text:p>28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3</text:p>
          </table:table-cell>
          <table:table-cell office:value-type="float" office:value="0.023776" calcext:value-type="float">
            <text:p>0.02377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036" calcext:value-type="float">
            <text:p>30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4</text:p>
          </table:table-cell>
          <table:table-cell office:value-type="float" office:value="0.021429" calcext:value-type="float">
            <text:p>0.02142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27" calcext:value-type="float">
            <text:p>29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5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6</text:p>
          </table:table-cell>
          <table:table-cell office:value-type="float" office:value="0.022587" calcext:value-type="float">
            <text:p>0.02258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7</text:p>
          </table:table-cell>
          <table:table-cell office:value-type="float" office:value="0.053093" calcext:value-type="float">
            <text:p>0.05309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8</text:p>
          </table:table-cell>
          <table:table-cell office:value-type="float" office:value="0.017059" calcext:value-type="float">
            <text:p>0.01705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29</text:p>
          </table:table-cell>
          <table:table-cell office:value-type="float" office:value="0.011981" calcext:value-type="float">
            <text:p>0.01198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32" calcext:value-type="float">
            <text:p>33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0</text:p>
          </table:table-cell>
          <table:table-cell office:value-type="float" office:value="0.030725" calcext:value-type="float">
            <text:p>0.03072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1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2</text:p>
          </table:table-cell>
          <table:table-cell office:value-type="float" office:value="0.018434" calcext:value-type="float">
            <text:p>0.01843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3</text:p>
          </table:table-cell>
          <table:table-cell office:value-type="float" office:value="0.017427" calcext:value-type="float">
            <text:p>0.01742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4</text:p>
          </table:table-cell>
          <table:table-cell office:value-type="float" office:value="0.038265" calcext:value-type="float">
            <text:p>0.03826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2844" calcext:value-type="float">
            <text:p>28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5</text:p>
          </table:table-cell>
          <table:table-cell office:value-type="float" office:value="0.058206" calcext:value-type="float">
            <text:p>0.05820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6</text:p>
          </table:table-cell>
          <table:table-cell office:value-type="float" office:value="0.057049" calcext:value-type="float">
            <text:p>0.05704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7</text:p>
          </table:table-cell>
          <table:table-cell office:value-type="float" office:value="0.036627" calcext:value-type="float">
            <text:p>0.03662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95" calcext:value-type="float">
            <text:p>30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8</text:p>
          </table:table-cell>
          <table:table-cell office:value-type="float" office:value="0.018858" calcext:value-type="float">
            <text:p>0.01885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83" calcext:value-type="float">
            <text:p>298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39</text:p>
          </table:table-cell>
          <table:table-cell office:value-type="float" office:value="0.016252" calcext:value-type="float">
            <text:p>0.01625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41" calcext:value-type="float">
            <text:p>32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0</text:p>
          </table:table-cell>
          <table:table-cell office:value-type="float" office:value="0.034253" calcext:value-type="float">
            <text:p>0.03425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405" calcext:value-type="float">
            <text:p>34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1</text:p>
          </table:table-cell>
          <table:table-cell office:value-type="float" office:value="0.011787" calcext:value-type="float">
            <text:p>0.01178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2</text:p>
          </table:table-cell>
          <table:table-cell office:value-type="float" office:value="0.021892" calcext:value-type="float">
            <text:p>0.02189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3</text:p>
          </table:table-cell>
          <table:table-cell office:value-type="float" office:value="0.026301" calcext:value-type="float">
            <text:p>0.0263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4</text:p>
          </table:table-cell>
          <table:table-cell office:value-type="float" office:value="0.025319" calcext:value-type="float">
            <text:p>0.02531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324" calcext:value-type="float">
            <text:p>33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5</text:p>
          </table:table-cell>
          <table:table-cell office:value-type="float" office:value="0.011329" calcext:value-type="float">
            <text:p>0.01132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6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49" calcext:value-type="float">
            <text:p>28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7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8</text:p>
          </table:table-cell>
          <table:table-cell office:value-type="float" office:value="0.016342" calcext:value-type="float">
            <text:p>0.01634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151" calcext:value-type="float">
            <text:p>315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49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0</text:p>
          </table:table-cell>
          <table:table-cell office:value-type="float" office:value="0.037056" calcext:value-type="float">
            <text:p>0.03705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1</text:p>
          </table:table-cell>
          <table:table-cell office:value-type="float" office:value="0.023395" calcext:value-type="float">
            <text:p>0.02339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645" calcext:value-type="float">
            <text:p>264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2</text:p>
          </table:table-cell>
          <table:table-cell office:value-type="float" office:value="0.034021" calcext:value-type="float">
            <text:p>0.034021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3478" calcext:value-type="float">
            <text:p>34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3</text:p>
          </table:table-cell>
          <table:table-cell office:value-type="float" office:value="0.018308" calcext:value-type="float">
            <text:p>0.01830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4</text:p>
          </table:table-cell>
          <table:table-cell office:value-type="float" office:value="0.016041" calcext:value-type="float">
            <text:p>0.01604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92" calcext:value-type="float">
            <text:p>31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5</text:p>
          </table:table-cell>
          <table:table-cell office:value-type="float" office:value="0.043923" calcext:value-type="float">
            <text:p>0.04392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6</text:p>
          </table:table-cell>
          <table:table-cell office:value-type="float" office:value="0.058418" calcext:value-type="float">
            <text:p>0.05841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7</text:p>
          </table:table-cell>
          <table:table-cell office:value-type="float" office:value="0.079812" calcext:value-type="float">
            <text:p>0.07981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8</text:p>
          </table:table-cell>
          <table:table-cell office:value-type="float" office:value="0.041738" calcext:value-type="float">
            <text:p>0.041738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3:59</text:p>
          </table:table-cell>
          <table:table-cell office:value-type="float" office:value="0.040781" calcext:value-type="float">
            <text:p>0.040781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0</text:p>
          </table:table-cell>
          <table:table-cell office:value-type="float" office:value="0.044668" calcext:value-type="float">
            <text:p>0.04466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1</text:p>
          </table:table-cell>
          <table:table-cell office:value-type="float" office:value="0.031613" calcext:value-type="float">
            <text:p>0.03161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29" calcext:value-type="float">
            <text:p>33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2</text:p>
          </table:table-cell>
          <table:table-cell office:value-type="float" office:value="0.024991" calcext:value-type="float">
            <text:p>0.02499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3</text:p>
          </table:table-cell>
          <table:table-cell office:value-type="float" office:value="0.03717" calcext:value-type="float">
            <text:p>0.0371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4</text:p>
          </table:table-cell>
          <table:table-cell office:value-type="float" office:value="0.029205" calcext:value-type="float">
            <text:p>0.0292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79" calcext:value-type="float">
            <text:p>28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9:54:05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4:57:34.703855105</dc:date>
    <meta:editing-duration>PT2M10S</meta:editing-duration>
    <meta:editing-cycles>1</meta:editing-cycles>
    <meta:document-statistic meta:table-count="1" meta:cell-count="1120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svg:stroke-color="#7e0021"/>
    </style:style>
    <style:style style:name="ch9" style:family="chart">
      <style:graphic-properties svg:stroke-color="#7e0021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2.381cm" svg:y="3.782cm" style:legend-expansion="high" chart:style-name="ch2"/>
        <chart:plot-area chart:style-name="ch3" table:cell-range-address="test275.G1:test275.G160 test275.C1:test275.D160" chart:data-source-has-labels="row" svg:x="0.32cm" svg:y="0.18cm" svg:width="11.741cm" svg:height="8.64cm">
          <chartooo:coordinate-region svg:x="1.232cm" svg:y="0.353cm" svg:width="10.549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5.C2:test275.C160" chart:label-cell-address="test275.C1:test275.C1" chart:class="chart:scatter">
            <chart:domain table:cell-range-address="test275.G2:test275.G160"/>
            <chart:mean-value chart:style-name="ch8"/>
            <chart:regression-curve chart:style-name="ch9"/>
            <chart:data-point chart:repeated="159"/>
          </chart:series>
          <chart:series chart:style-name="ch10" chart:values-cell-range-address="test275.D2:test275.D160" chart:label-cell-address="test275.D1:test275.D1" chart:class="chart:scatter">
            <chart:data-point chart:repeated="1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75.C1:test275.C1</svg:desc>
                </draw:g>
              </table:table-cell>
              <table:table-cell office:value-type="string">
                <text:p>xfertime</text:p>
                <draw:g>
                  <svg:desc>test275.D1:test27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">
                <text:p>243</text:p>
                <draw:g>
                  <svg:desc>test275.G2:test275.G160</svg:desc>
                </draw:g>
              </table:table-cell>
              <table:table-cell office:value-type="float" office:value="0.015945">
                <text:p>0.015945</text:p>
                <draw:g>
                  <svg:desc>test275.C2:test275.C160</svg:desc>
                </draw:g>
              </table:table-cell>
              <table:table-cell office:value-type="float" office:value="0.00013">
                <text:p>0.00013</text:p>
                <draw:g>
                  <svg:desc>test275.D2:test275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0.02093">
                <text:p>0.0209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  <table:table-cell office:value-type="float" office:value="0.021289">
                <text:p>0.02128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">
                <text:p>398</text:p>
              </table:table-cell>
              <table:table-cell office:value-type="float" office:value="0.035086">
                <text:p>0.0350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32246">
                <text:p>0.0322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  <table:table-cell office:value-type="float" office:value="0.010184">
                <text:p>0.01018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0.020784">
                <text:p>0.0207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0.011096">
                <text:p>0.011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  <table:table-cell office:value-type="float" office:value="0.012099">
                <text:p>0.01209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  <table:table-cell office:value-type="float" office:value="0.032089">
                <text:p>0.032089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  <table:table-cell office:value-type="float" office:value="0.013586">
                <text:p>0.01358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  <table:table-cell office:value-type="float" office:value="0.019706">
                <text:p>0.0197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  <table:table-cell office:value-type="float" office:value="0.021257">
                <text:p>0.0212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  <table:table-cell office:value-type="float" office:value="0.020547">
                <text:p>0.02054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  <table:table-cell office:value-type="float" office:value="0.017535">
                <text:p>0.01753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  <table:table-cell office:value-type="float" office:value="0.030321">
                <text:p>0.03032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054125">
                <text:p>0.0541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8">
                <text:p>398</text:p>
              </table:table-cell>
              <table:table-cell office:value-type="float" office:value="0.02948">
                <text:p>0.0294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0.021912">
                <text:p>0.02191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0.030894">
                <text:p>0.03089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">
                <text:p>398</text:p>
              </table:table-cell>
              <table:table-cell office:value-type="float" office:value="0.043277">
                <text:p>0.0432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0.022592">
                <text:p>0.02259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8">
                <text:p>398</text:p>
              </table:table-cell>
              <table:table-cell office:value-type="float" office:value="0.04958">
                <text:p>0.049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0.033415">
                <text:p>0.03341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">
                <text:p>398</text:p>
              </table:table-cell>
              <table:table-cell office:value-type="float" office:value="0.030265">
                <text:p>0.03026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">
                <text:p>398</text:p>
              </table:table-cell>
              <table:table-cell office:value-type="float" office:value="0.061088">
                <text:p>0.06108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7">
                <text:p>397</text:p>
              </table:table-cell>
              <table:table-cell office:value-type="float" office:value="0.072862">
                <text:p>0.07286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3">
                <text:p>393</text:p>
              </table:table-cell>
              <table:table-cell office:value-type="float" office:value="0.039168">
                <text:p>0.03916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0.074577">
                <text:p>0.0745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8">
                <text:p>398</text:p>
              </table:table-cell>
              <table:table-cell office:value-type="float" office:value="0.031932">
                <text:p>0.03193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2582">
                <text:p>0.025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8">
                <text:p>398</text:p>
              </table:table-cell>
              <table:table-cell office:value-type="float" office:value="0.035571">
                <text:p>0.0355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  <table:table-cell office:value-type="float" office:value="0.027191">
                <text:p>0.02719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26127">
                <text:p>0.0261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  <table:table-cell office:value-type="float" office:value="0.010833">
                <text:p>0.01083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  <table:table-cell office:value-type="float" office:value="0.024407">
                <text:p>0.02440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023">
                <text:p>0.0102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24594">
                <text:p>0.02459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0.012662">
                <text:p>0.01266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  <table:table-cell office:value-type="float" office:value="0.014664">
                <text:p>0.01466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  <table:table-cell office:value-type="float" office:value="0.040736">
                <text:p>0.04073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  <table:table-cell office:value-type="float" office:value="0.016718">
                <text:p>0.01671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  <table:table-cell office:value-type="float" office:value="0.015352">
                <text:p>0.0153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  <table:table-cell office:value-type="float" office:value="0.045228">
                <text:p>0.04522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8">
                <text:p>398</text:p>
              </table:table-cell>
              <table:table-cell office:value-type="float" office:value="0.084033">
                <text:p>0.08403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7">
                <text:p>387</text:p>
              </table:table-cell>
              <table:table-cell office:value-type="float" office:value="0.051959">
                <text:p>0.05195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6">
                <text:p>406</text:p>
              </table:table-cell>
              <table:table-cell office:value-type="float" office:value="0.033253">
                <text:p>0.03325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8">
                <text:p>398</text:p>
              </table:table-cell>
              <table:table-cell office:value-type="float" office:value="0.013649">
                <text:p>0.0136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8">
                <text:p>398</text:p>
              </table:table-cell>
              <table:table-cell office:value-type="float" office:value="0.021195">
                <text:p>0.02119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  <table:table-cell office:value-type="float" office:value="0.033053">
                <text:p>0.0330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  <table:table-cell office:value-type="float" office:value="0.032873">
                <text:p>0.03287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  <table:table-cell office:value-type="float" office:value="0.019102">
                <text:p>0.01910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  <table:table-cell office:value-type="float" office:value="0.031758">
                <text:p>0.03175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  <table:table-cell office:value-type="float" office:value="0.014405">
                <text:p>0.01440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  <table:table-cell office:value-type="float" office:value="0.017009">
                <text:p>0.01700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  <table:table-cell office:value-type="float" office:value="0.012401">
                <text:p>0.01240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  <table:table-cell office:value-type="float" office:value="0.023816">
                <text:p>0.02381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  <table:table-cell office:value-type="float" office:value="0.01429">
                <text:p>0.0142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  <table:table-cell office:value-type="float" office:value="0.020246">
                <text:p>0.0202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  <table:table-cell office:value-type="float" office:value="0.027518">
                <text:p>0.0275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  <table:table-cell office:value-type="float" office:value="0.020112">
                <text:p>0.0201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  <table:table-cell office:value-type="float" office:value="0.045687">
                <text:p>0.0456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  <table:table-cell office:value-type="float" office:value="0.032474">
                <text:p>0.03247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  <table:table-cell office:value-type="float" office:value="0.05061">
                <text:p>0.0506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  <table:table-cell office:value-type="float" office:value="0.021092">
                <text:p>0.0210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  <table:table-cell office:value-type="float" office:value="0.014465">
                <text:p>0.01446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">
                <text:p>399</text:p>
              </table:table-cell>
              <table:table-cell office:value-type="float" office:value="0.011801">
                <text:p>0.0118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9">
                <text:p>399</text:p>
              </table:table-cell>
              <table:table-cell office:value-type="float" office:value="0.016735">
                <text:p>0.01673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0.030808">
                <text:p>0.03080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  <table:table-cell office:value-type="float" office:value="0.018746">
                <text:p>0.01874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  <table:table-cell office:value-type="float" office:value="0.028271">
                <text:p>0.02827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  <table:table-cell office:value-type="float" office:value="0.015909">
                <text:p>0.0159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  <table:table-cell office:value-type="float" office:value="0.017104">
                <text:p>0.01710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  <table:table-cell office:value-type="float" office:value="0.020356">
                <text:p>0.0203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  <table:table-cell office:value-type="float" office:value="0.013564">
                <text:p>0.0135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  <table:table-cell office:value-type="float" office:value="0.026443">
                <text:p>0.02644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  <table:table-cell office:value-type="float" office:value="0.011462">
                <text:p>0.01146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  <table:table-cell office:value-type="float" office:value="0.032328">
                <text:p>0.03232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8">
                <text:p>398</text:p>
              </table:table-cell>
              <table:table-cell office:value-type="float" office:value="0.021492">
                <text:p>0.02149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  <table:table-cell office:value-type="float" office:value="0.014881">
                <text:p>0.01488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  <table:table-cell office:value-type="float" office:value="0.050939">
                <text:p>0.0509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8">
                <text:p>398</text:p>
              </table:table-cell>
              <table:table-cell office:value-type="float" office:value="0.039239">
                <text:p>0.03923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  <table:table-cell office:value-type="float" office:value="0.043174">
                <text:p>0.04317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  <table:table-cell office:value-type="float" office:value="0.021541">
                <text:p>0.02154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  <table:table-cell office:value-type="float" office:value="0.022575">
                <text:p>0.02257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  <table:table-cell office:value-type="float" office:value="0.018161">
                <text:p>0.01816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  <table:table-cell office:value-type="float" office:value="0.035043">
                <text:p>0.03504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  <table:table-cell office:value-type="float" office:value="0.03118">
                <text:p>0.03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  <table:table-cell office:value-type="float" office:value="0.029349">
                <text:p>0.0293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  <table:table-cell office:value-type="float" office:value="0.014115">
                <text:p>0.01411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  <table:table-cell office:value-type="float" office:value="0.018353">
                <text:p>0.01835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  <table:table-cell office:value-type="float" office:value="0.042573">
                <text:p>0.04257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  <table:table-cell office:value-type="float" office:value="0.01941">
                <text:p>0.0194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  <table:table-cell office:value-type="float" office:value="0.015867">
                <text:p>0.015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  <table:table-cell office:value-type="float" office:value="0.015034">
                <text:p>0.01503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  <table:table-cell office:value-type="float" office:value="0.021511">
                <text:p>0.02151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  <table:table-cell office:value-type="float" office:value="0.04296">
                <text:p>0.0429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  <table:table-cell office:value-type="float" office:value="0.050623">
                <text:p>0.05062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  <table:table-cell office:value-type="float" office:value="0.024138">
                <text:p>0.02413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8">
                <text:p>398</text:p>
              </table:table-cell>
              <table:table-cell office:value-type="float" office:value="0.043757">
                <text:p>0.04375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">
                <text:p>400</text:p>
              </table:table-cell>
              <table:table-cell office:value-type="float" office:value="0.017375">
                <text:p>0.01737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  <table:table-cell office:value-type="float" office:value="0.021693">
                <text:p>0.02169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  <table:table-cell office:value-type="float" office:value="0.02813">
                <text:p>0.028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8">
                <text:p>398</text:p>
              </table:table-cell>
              <table:table-cell office:value-type="float" office:value="0.02895">
                <text:p>0.02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">
                <text:p>400</text:p>
              </table:table-cell>
              <table:table-cell office:value-type="float" office:value="0.026463">
                <text:p>0.0264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  <table:table-cell office:value-type="float" office:value="0.027659">
                <text:p>0.0276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  <table:table-cell office:value-type="float" office:value="0.018877">
                <text:p>0.01887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  <table:table-cell office:value-type="float" office:value="0.034916">
                <text:p>0.03491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  <table:table-cell office:value-type="float" office:value="0.013791">
                <text:p>0.0137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  <table:table-cell office:value-type="float" office:value="0.03503">
                <text:p>0.0350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  <table:table-cell office:value-type="float" office:value="0.0347">
                <text:p>0.034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  <table:table-cell office:value-type="float" office:value="0.018603">
                <text:p>0.018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  <table:table-cell office:value-type="float" office:value="0.023776">
                <text:p>0.02377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0.021429">
                <text:p>0.02142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  <table:table-cell office:value-type="float" office:value="0.019942">
                <text:p>0.01994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  <table:table-cell office:value-type="float" office:value="0.022587">
                <text:p>0.02258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  <table:table-cell office:value-type="float" office:value="0.053093">
                <text:p>0.05309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  <table:table-cell office:value-type="float" office:value="0.017059">
                <text:p>0.0170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  <table:table-cell office:value-type="float" office:value="0.030725">
                <text:p>0.03072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9">
                <text:p>399</text:p>
              </table:table-cell>
              <table:table-cell office:value-type="float" office:value="0.02881">
                <text:p>0.02881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9">
                <text:p>399</text:p>
              </table:table-cell>
              <table:table-cell office:value-type="float" office:value="0.017427">
                <text:p>0.0174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">
                <text:p>399</text:p>
              </table:table-cell>
              <table:table-cell office:value-type="float" office:value="0.038265">
                <text:p>0.03826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">
                <text:p>397</text:p>
              </table:table-cell>
              <table:table-cell office:value-type="float" office:value="0.058206">
                <text:p>0.0582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  <table:table-cell office:value-type="float" office:value="0.057049">
                <text:p>0.0570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  <table:table-cell office:value-type="float" office:value="0.036627">
                <text:p>0.0366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9">
                <text:p>399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  <table:table-cell office:value-type="float" office:value="0.016252">
                <text:p>0.0162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">
                <text:p>399</text:p>
              </table:table-cell>
              <table:table-cell office:value-type="float" office:value="0.034253">
                <text:p>0.0342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  <table:table-cell office:value-type="float" office:value="0.011787">
                <text:p>0.01178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0.021892">
                <text:p>0.02189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  <table:table-cell office:value-type="float" office:value="0.026301">
                <text:p>0.0263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  <table:table-cell office:value-type="float" office:value="0.025319">
                <text:p>0.02531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  <table:table-cell office:value-type="float" office:value="0.011329">
                <text:p>0.01132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  <table:table-cell office:value-type="float" office:value="0.03112">
                <text:p>0.031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  <table:table-cell office:value-type="float" office:value="0.03216">
                <text:p>0.0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  <table:table-cell office:value-type="float" office:value="0.016342">
                <text:p>0.01634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  <table:table-cell office:value-type="float" office:value="0.030592">
                <text:p>0.03059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  <table:table-cell office:value-type="float" office:value="0.037056">
                <text:p>0.0370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  <table:table-cell office:value-type="float" office:value="0.023395">
                <text:p>0.0233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  <table:table-cell office:value-type="float" office:value="0.034021">
                <text:p>0.03402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  <table:table-cell office:value-type="float" office:value="0.018308">
                <text:p>0.01830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9">
                <text:p>399</text:p>
              </table:table-cell>
              <table:table-cell office:value-type="float" office:value="0.016041">
                <text:p>0.0160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9">
                <text:p>399</text:p>
              </table:table-cell>
              <table:table-cell office:value-type="float" office:value="0.043923">
                <text:p>0.04392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8">
                <text:p>398</text:p>
              </table:table-cell>
              <table:table-cell office:value-type="float" office:value="0.058418">
                <text:p>0.05841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7">
                <text:p>397</text:p>
              </table:table-cell>
              <table:table-cell office:value-type="float" office:value="0.079812">
                <text:p>0.0798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8">
                <text:p>398</text:p>
              </table:table-cell>
              <table:table-cell office:value-type="float" office:value="0.041738">
                <text:p>0.0417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">
                <text:p>399</text:p>
              </table:table-cell>
              <table:table-cell office:value-type="float" office:value="0.040781">
                <text:p>0.04078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0">
                <text:p>400</text:p>
              </table:table-cell>
              <table:table-cell office:value-type="float" office:value="0.044668">
                <text:p>0.04466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  <table:table-cell office:value-type="float" office:value="0.031613">
                <text:p>0.03161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8">
                <text:p>398</text:p>
              </table:table-cell>
              <table:table-cell office:value-type="float" office:value="0.024991">
                <text:p>0.02499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  <table:table-cell office:value-type="float" office:value="0.03717">
                <text:p>0.037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  <table:table-cell office:value-type="float" office:value="0.029205">
                <text:p>0.02920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75.F1:test275.F160" chart:data-source-has-labels="row" svg:x="0.32cm" svg:y="0.18cm" svg:width="13.758cm" svg:height="8.64cm">
          <chartooo:coordinate-region svg:x="1.312cm" svg:y="0.302cm" svg:width="12.766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5.F2:test275.F160" chart:label-cell-address="test275.F1:test275.F1" chart:class="chart:bar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75.F1:test27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56">
                <text:p>2956</text:p>
                <draw:g>
                  <svg:desc>test275.F2:test275.F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48">
                <text:p>3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7">
                <text:p>3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77">
                <text:p>29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98">
                <text:p>28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04">
                <text:p>30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73">
                <text:p>29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51">
                <text:p>31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75.G1:test275.G160" chart:data-source-has-labels="row" svg:x="0.32cm" svg:y="0.18cm" svg:width="12.726cm" svg:height="8.64cm">
          <chartooo:coordinate-region svg:x="1.127cm" svg:y="0.301cm" svg:width="11.91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5.G2:test275.G160" chart:label-cell-address="test275.G1:test275.G1" chart:class="chart:bar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75.G1:test27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3">
                <text:p>243</text:p>
                <draw:g>
                  <svg:desc>test275.G2:test275.G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75.C1:test275.D160" chart:data-source-has-labels="row" svg:x="0.32cm" svg:y="0.18cm" svg:width="13.361cm" svg:height="8.64cm">
          <chartooo:coordinate-region svg:x="1.232cm" svg:y="0.301cm" svg:width="12.44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5.C2:test275.C160" chart:label-cell-address="test275.C1:test275.C1" chart:class="chart:bar">
            <chart:data-point chart:repeated="159"/>
          </chart:series>
          <chart:series chart:style-name="ch8" chart:values-cell-range-address="test275.D2:test275.D160" chart:label-cell-address="test275.D1:test275.D1" chart:class="chart:bar">
            <chart:data-point chart:repeated="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5.C1:test275.C1</svg:desc>
                </draw:g>
              </table:table-cell>
              <table:table-cell office:value-type="string">
                <text:p>xfertime</text:p>
                <draw:g>
                  <svg:desc>test275.D1:test27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945">
                <text:p>0.015945</text:p>
                <draw:g>
                  <svg:desc>test275.C2:test275.C160</svg:desc>
                </draw:g>
              </table:table-cell>
              <table:table-cell office:value-type="float" office:value="0.00013">
                <text:p>0.00013</text:p>
                <draw:g>
                  <svg:desc>test275.D2:test275.D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93">
                <text:p>0.0209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1289">
                <text:p>0.02128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086">
                <text:p>0.0350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246">
                <text:p>0.03224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184">
                <text:p>0.01018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784">
                <text:p>0.0207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096">
                <text:p>0.011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099">
                <text:p>0.01209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089">
                <text:p>0.032089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586">
                <text:p>0.01358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706">
                <text:p>0.0197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257">
                <text:p>0.0212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547">
                <text:p>0.02054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535">
                <text:p>0.01753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0321">
                <text:p>0.03032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4125">
                <text:p>0.0541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948">
                <text:p>0.0294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912">
                <text:p>0.02191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894">
                <text:p>0.03089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277">
                <text:p>0.04327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592">
                <text:p>0.02259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958">
                <text:p>0.0495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415">
                <text:p>0.03341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265">
                <text:p>0.03026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1088">
                <text:p>0.061088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2862">
                <text:p>0.07286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9168">
                <text:p>0.03916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4577">
                <text:p>0.07457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932">
                <text:p>0.03193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582">
                <text:p>0.025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5571">
                <text:p>0.03557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7191">
                <text:p>0.02719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127">
                <text:p>0.02612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701">
                <text:p>0.02270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0833">
                <text:p>0.01083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407">
                <text:p>0.02440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23">
                <text:p>0.0102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594">
                <text:p>0.02459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662">
                <text:p>0.01266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4664">
                <text:p>0.01466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0736">
                <text:p>0.04073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6718">
                <text:p>0.01671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5352">
                <text:p>0.01535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228">
                <text:p>0.04522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4033">
                <text:p>0.08403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1959">
                <text:p>0.05195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3253">
                <text:p>0.033253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3649">
                <text:p>0.01364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1195">
                <text:p>0.02119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3053">
                <text:p>0.0330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873">
                <text:p>0.032873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102">
                <text:p>0.01910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1758">
                <text:p>0.03175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4405">
                <text:p>0.01440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7009">
                <text:p>0.01700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401">
                <text:p>0.01240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816">
                <text:p>0.023816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429">
                <text:p>0.0142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246">
                <text:p>0.0202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7518">
                <text:p>0.0275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0112">
                <text:p>0.0201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5687">
                <text:p>0.04568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2474">
                <text:p>0.03247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61">
                <text:p>0.0506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1092">
                <text:p>0.0210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465">
                <text:p>0.014465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801">
                <text:p>0.0118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735">
                <text:p>0.016735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0808">
                <text:p>0.03080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8746">
                <text:p>0.01874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8271">
                <text:p>0.02827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909">
                <text:p>0.0159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7104">
                <text:p>0.01710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356">
                <text:p>0.02035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564">
                <text:p>0.0135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443">
                <text:p>0.02644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462">
                <text:p>0.01146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328">
                <text:p>0.03232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1492">
                <text:p>0.02149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4881">
                <text:p>0.01488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0939">
                <text:p>0.0509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9239">
                <text:p>0.03923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174">
                <text:p>0.04317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1541">
                <text:p>0.02154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231">
                <text:p>0.01823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2575">
                <text:p>0.02257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161">
                <text:p>0.01816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5043">
                <text:p>0.03504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118">
                <text:p>0.0311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349">
                <text:p>0.0293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115">
                <text:p>0.01411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8353">
                <text:p>0.01835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2573">
                <text:p>0.04257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941">
                <text:p>0.0194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5867">
                <text:p>0.0158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034">
                <text:p>0.015034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1511">
                <text:p>0.02151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296">
                <text:p>0.04296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0623">
                <text:p>0.05062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4138">
                <text:p>0.02413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3757">
                <text:p>0.04375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7375">
                <text:p>0.01737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1693">
                <text:p>0.02169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813">
                <text:p>0.028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895">
                <text:p>0.0289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6463">
                <text:p>0.02646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7659">
                <text:p>0.0276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8877">
                <text:p>0.01887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916">
                <text:p>0.03491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3791">
                <text:p>0.0137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503">
                <text:p>0.0350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7">
                <text:p>0.0347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8603">
                <text:p>0.018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3776">
                <text:p>0.02377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1429">
                <text:p>0.02142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9942">
                <text:p>0.019942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2587">
                <text:p>0.02258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3093">
                <text:p>0.05309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7059">
                <text:p>0.01705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1981">
                <text:p>0.0119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0725">
                <text:p>0.03072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881">
                <text:p>0.02881</text:p>
              </table:table-cell>
              <table:table-cell office:value-type="float" office:value="0.000218">
                <text:p>0.0002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434">
                <text:p>0.01843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7427">
                <text:p>0.0174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8265">
                <text:p>0.03826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8206">
                <text:p>0.05820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7049">
                <text:p>0.05704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6627">
                <text:p>0.03662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858">
                <text:p>0.018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6252">
                <text:p>0.0162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4253">
                <text:p>0.0342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1787">
                <text:p>0.01178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1892">
                <text:p>0.02189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6301">
                <text:p>0.0263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5319">
                <text:p>0.02531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1329">
                <text:p>0.01132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112">
                <text:p>0.031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216">
                <text:p>0.0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6342">
                <text:p>0.01634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0592">
                <text:p>0.03059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7056">
                <text:p>0.0370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3395">
                <text:p>0.0233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4021">
                <text:p>0.034021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8308">
                <text:p>0.01830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6041">
                <text:p>0.0160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3923">
                <text:p>0.04392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8418">
                <text:p>0.05841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79812">
                <text:p>0.07981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1738">
                <text:p>0.041738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0781">
                <text:p>0.040781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4668">
                <text:p>0.04466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1613">
                <text:p>0.03161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4991">
                <text:p>0.02499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717">
                <text:p>0.0371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205">
                <text:p>0.02920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